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amp;apos;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amp;apos;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amp;apos;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amp;apos;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amp;apos;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amp;apos;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amp;apos;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amp;apos;</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amp;apos;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amp;apos;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amp;apos;.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amp;apos;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amp;apos;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amp;apos;spear wound&amp;apos;, </text:span><text:span text:style-name="span_.bzh_xitem_.en_definition_.en_sense_senses_entry_letData_dicBody">beġö nyë</text:span><text:span text:style-name="xitem_.en_definition_.en_sense_senses_entry_letData_dicBody"> &amp;apos;club wound, </text:span><text:span text:style-name="span_.bzh_xitem_.en_definition_.en_sense_senses_entry_letData_dicBody">taram nyë</text:span><text:span text:style-name="xitem_.en_definition_.en_sense_senses_entry_letData_dicBody"> &amp;apos;gunshot wound&amp;apos;.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amp;quot;spear-scar&amp;quo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amp;apos;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amp;apos;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amp;apos;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amp;apos;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amp;apos;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amp;apos;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amp;apos;s a long way so let&amp;apos;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amp;apos;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amp;apos;go&amp;quo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amp;apos;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19:20:00</meta:creation-date>
    <dc:creator>Admin</dc:creator>
    <dc:date>2011-02-03T19:20:00</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